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820000059602185862.png" manifest:media-type="image/png"/>
  <manifest:file-entry manifest:full-path="Pictures/100000010000047C0000057E151AD539.png" manifest:media-type="image/png"/>
  <manifest:file-entry manifest:full-path="Pictures/1000000100000476000005B25E186EB1.png" manifest:media-type="image/png"/>
  <manifest:file-entry manifest:full-path="Pictures/10000001000004640000058832D26C30.png" manifest:media-type="image/png"/>
  <manifest:file-entry manifest:full-path="Pictures/100000010000046A000004248224145C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7dcc6" officeooo:paragraph-rsid="0007dcc6" fo:background-color="#fc0231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ily Scrum Konuşmaları</text:p>
      <text:p text:style-name="P1"/>
      <text:p text:style-name="P1"><draw:frame draw:style-name="fr1" draw:name="Image1" text:anchor-type="char" svg:x="-0.273cm" svg:y="0.52cm" svg:width="10.615cm" svg:height="9.957cm" draw:z-index="0"><draw:image xlink:href="Pictures/100000010000046A000004248224145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-0.136cm" svg:y="0.33cm" svg:width="9.772cm" svg:height="11.968cm" draw:z-index="1"><draw:image xlink:href="Pictures/100000010000047C0000057E151AD5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3" text:anchor-type="char" svg:x="-0.229cm" svg:y="0.22cm" svg:width="9.375cm" svg:height="11.809cm" draw:z-index="2"><draw:image xlink:href="Pictures/10000001000004640000058832D26C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-0.381cm" svg:y="0.312cm" svg:width="9.31cm" svg:height="11.885cm" draw:z-index="3"><draw:image xlink:href="Pictures/1000000100000476000005B25E186E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5" text:anchor-type="char" svg:x="-0.139cm" svg:y="0.086cm" svg:width="10.105cm" svg:height="12.524cm" draw:z-index="4"><draw:image xlink:href="Pictures/10000001000004820000059602185862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9T13:37:21.676618000</meta:creation-date>
    <meta:generator>LibreOffice/25.2.2.2$MacOSX_X86_64 LibreOffice_project/7370d4be9e3cf6031a51beef54ff3bda878e3fac</meta:generator>
    <dc:date>2025-07-19T13:47:20.347737000</dc:date>
    <meta:editing-duration>PT9M58S</meta:editing-duration>
    <meta:editing-cycles>2</meta:editing-cycles>
    <meta:document-statistic meta:table-count="0" meta:image-count="5" meta:object-count="0" meta:page-count="3" meta:paragraph-count="1" meta:word-count="3" meta:character-count="23" meta:non-whitespace-character-count="21"/>
  </office:meta>
</office:document-meta>
</file>